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850000038A5304CF9E0576614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middle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0cm" svg:width="29.7cm" svg:height="16.118cm" draw:z-index="0">
        <draw:image xlink:href="Pictures/10000000000006850000038A5304CF9E05766142.png" xlink:type="simple" xlink:show="embed" xlink:actuate="onLoad" loext:mime-type="image/png"/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14:16:40.625000000</meta:creation-date>
    <dc:date>2019-11-26T14:20:16.176000000</dc:date>
    <meta:editing-duration>PT3M3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2.3.2$Windows_X86_64 LibreOffice_project/aecc05fe267cc68dde00352a451aa867b3b546ac</meta:generator>
  </office:meta>
</office:document-meta>
</file>